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style:text-underline-style="none" officeooo:rsid="005d935d" officeooo:paragraph-rsid="001d6588" style:font-size-asian="10.5pt" style:font-size-complex="12pt"/>
    </style:style>
    <style:style style:name="P2" style:family="paragraph" style:parent-style-name="Standard">
      <style:text-properties fo:font-size="12pt" style:text-underline-style="none" officeooo:rsid="0021a184" officeooo:paragraph-rsid="0021a184" style:font-size-asian="10.5pt" style:font-size-complex="12pt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officeooo:rsid="001b0b80" officeooo:paragraph-rsid="001d6588" style:font-size-asian="10.5pt" style:font-style-asian="normal" style:font-size-complex="12pt" style:font-style-complex="normal"/>
    </style:style>
    <style:style style:name="P4" style:family="paragraph" style:parent-style-name="Standard">
      <style:text-properties fo:font-size="12pt" fo:font-style="normal" style:text-underline-style="none" officeooo:rsid="001dc0e4" officeooo:paragraph-rsid="001d6588" style:font-size-asian="10.5pt" style:font-style-asian="normal" style:font-size-complex="12pt" style:font-style-complex="normal"/>
    </style:style>
    <style:style style:name="P5" style:family="paragraph" style:parent-style-name="Standard">
      <style:text-properties fo:font-size="12pt" fo:font-style="normal" style:text-underline-style="none" officeooo:rsid="00573903" officeooo:paragraph-rsid="001d6588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text-underline-style="none" officeooo:rsid="0057d313" officeooo:paragraph-rsid="001d6588" style:font-size-asian="10.5pt" style:font-style-asian="normal" style:font-size-complex="12pt" style:font-style-complex="normal"/>
    </style:style>
    <style:style style:name="P7" style:family="paragraph" style:parent-style-name="Standard">
      <style:text-properties fo:font-size="12pt" fo:font-style="normal" style:text-underline-style="none" officeooo:rsid="001d6588" officeooo:paragraph-rsid="001d6588" style:font-size-asian="10.5pt" style:font-style-asian="normal" style:font-size-complex="12pt" style:font-style-complex="normal"/>
    </style:style>
    <style:style style:name="P8" style:family="paragraph" style:parent-style-name="Standard">
      <style:text-properties fo:font-size="12pt" fo:font-style="normal" style:text-underline-style="none" officeooo:rsid="001dcf24" officeooo:paragraph-rsid="001dcf24" style:font-size-asian="10.5pt" style:font-style-asian="normal" style:font-size-complex="12pt" style:font-style-complex="normal"/>
    </style:style>
    <style:style style:name="P9" style:family="paragraph" style:parent-style-name="Standard">
      <style:text-properties fo:font-size="12pt" fo:font-style="normal" style:text-underline-style="none" officeooo:rsid="001e7018" officeooo:paragraph-rsid="001e7018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break-before="page"/>
      <style:text-properties fo:font-size="12pt" fo:font-style="normal" officeooo:rsid="007e5a21" officeooo:paragraph-rsid="001d6588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italic" style:text-underline-style="none" officeooo:rsid="001e8f28" officeooo:paragraph-rsid="001d6588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ize="12pt" fo:font-style="italic" style:text-underline-style="none" officeooo:rsid="00573903" officeooo:paragraph-rsid="001d6588" style:font-size-asian="10.5pt" style:font-style-asian="italic" style:font-size-complex="12pt" style:font-style-complex="italic"/>
    </style:style>
    <style:style style:name="P13" style:family="paragraph" style:parent-style-name="Standard">
      <style:text-properties fo:font-size="12pt" officeooo:rsid="001b0b80" officeooo:paragraph-rsid="001d6588" style:font-size-asian="10.5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5d935d" officeooo:paragraph-rsid="001d6588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8pt" officeooo:rsid="001d6588" officeooo:paragraph-rsid="001d6588" style:font-size-asian="15.75pt" style:font-size-complex="18pt"/>
    </style:style>
    <style:style style:name="P16" style:family="paragraph" style:parent-style-name="Standard">
      <style:text-properties fo:font-size="18pt" officeooo:rsid="006d663d" officeooo:paragraph-rsid="001d6588" style:font-size-asian="15.75pt" style:font-size-complex="18pt"/>
    </style:style>
    <style:style style:name="P17" style:family="paragraph" style:parent-style-name="Standard">
      <style:text-properties fo:font-size="18pt" fo:font-style="normal" style:text-underline-style="solid" style:text-underline-width="auto" style:text-underline-color="font-color" officeooo:rsid="001b0b80" officeooo:paragraph-rsid="001d6588" style:font-size-asian="18pt" style:font-style-asian="normal" style:font-size-complex="18pt" style:font-style-complex="normal"/>
    </style:style>
    <style:style style:name="P18" style:family="paragraph" style:parent-style-name="Standard">
      <style:text-properties fo:font-size="18pt" fo:font-style="normal" style:text-underline-style="solid" style:text-underline-width="auto" style:text-underline-color="font-color" officeooo:rsid="001dc0e4" officeooo:paragraph-rsid="001d6588" style:font-size-asian="15.75pt" style:font-style-asian="normal" style:font-size-complex="18pt" style:font-style-complex="normal"/>
    </style:style>
    <style:style style:name="P19" style:family="paragraph" style:parent-style-name="Standard">
      <style:text-properties fo:font-size="18pt" style:text-underline-style="solid" style:text-underline-width="auto" style:text-underline-color="font-color" officeooo:rsid="005d935d" officeooo:paragraph-rsid="001d6588" style:font-size-asian="15.75pt" style:font-size-complex="18pt"/>
    </style:style>
    <style:style style:name="P20" style:family="paragraph" style:parent-style-name="Standard">
      <style:text-properties fo:font-size="14pt" officeooo:rsid="001b0b80" officeooo:paragraph-rsid="001d6588" style:font-size-asian="12.25pt" style:font-size-complex="14pt"/>
    </style:style>
    <style:style style:name="P21" style:family="paragraph" style:parent-style-name="Standard">
      <style:text-properties fo:font-size="14pt" officeooo:rsid="00785a0a" officeooo:paragraph-rsid="001d6588" style:font-size-asian="12.25pt" style:font-size-complex="14pt"/>
    </style:style>
    <style:style style:name="P22" style:family="paragraph" style:parent-style-name="Standard">
      <style:text-properties fo:font-size="14pt" fo:font-style="normal" style:text-underline-style="solid" style:text-underline-width="auto" style:text-underline-color="font-color" officeooo:rsid="001dc0e4" officeooo:paragraph-rsid="001d6588" style:font-size-asian="12.25pt" style:font-style-asian="normal" style:font-size-complex="14pt" style:font-style-complex="normal"/>
    </style:style>
    <style:style style:name="P23" style:family="paragraph" style:parent-style-name="Standard">
      <style:text-properties fo:font-size="14pt" fo:font-style="italic" style:text-underline-style="none" officeooo:rsid="001e8f28" officeooo:paragraph-rsid="001d6588" style:font-size-asian="12.25pt" style:font-style-asian="italic" style:font-size-complex="14pt" style:font-style-complex="italic"/>
    </style:style>
    <style:style style:name="P24" style:family="paragraph" style:parent-style-name="Standard">
      <style:text-properties fo:font-size="14pt" fo:font-style="italic" style:text-underline-style="none" officeooo:rsid="00204e20" officeooo:paragraph-rsid="001d6588" style:font-size-asian="12.25pt" style:font-style-asian="italic" style:font-size-complex="14pt" style:font-style-complex="italic"/>
    </style:style>
    <style:style style:name="P25" style:family="paragraph" style:parent-style-name="Standard">
      <style:paragraph-properties fo:text-align="justify" style:justify-single-word="false"/>
      <style:text-properties fo:font-size="14pt" fo:font-style="italic" style:text-underline-style="none" officeooo:rsid="0057d313" officeooo:paragraph-rsid="001d6588" style:font-size-asian="12.25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italic" style:text-underline-style="none" officeooo:rsid="001e7018" officeooo:paragraph-rsid="001e7018" style:font-size-asian="12.25pt" style:font-style-asian="italic" style:font-size-complex="14pt" style:font-style-complex="italic"/>
    </style:style>
    <style:style style:name="P27" style:family="paragraph" style:parent-style-name="Standard">
      <style:text-properties fo:font-size="14pt" fo:font-style="italic" style:text-underline-style="none" officeooo:rsid="001d6588" officeooo:paragraph-rsid="001d6588" style:font-size-asian="14pt" style:font-style-asian="italic" style:font-size-complex="14pt" style:font-style-complex="italic"/>
    </style:style>
    <style:style style:name="P28" style:family="paragraph" style:parent-style-name="Standard" style:list-style-name="L1">
      <style:text-properties fo:font-size="12pt" fo:font-style="normal" style:text-underline-style="none" officeooo:rsid="001d6588" officeooo:paragraph-rsid="001d6588" style:font-size-asian="12pt" style:font-style-asian="normal" style:font-size-complex="12pt" style:font-style-complex="normal"/>
    </style:style>
    <style:style style:name="P29" style:family="paragraph" style:parent-style-name="Standard" style:list-style-name="L3">
      <style:text-properties fo:font-size="12pt" fo:font-style="normal" style:text-underline-style="none" officeooo:rsid="001d6588" officeooo:paragraph-rsid="001d6588" style:font-size-asian="10.5pt" style:font-style-asian="normal" style:font-size-complex="12pt" style:font-style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bold" officeooo:rsid="0057d313" officeooo:paragraph-rsid="001d6588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5">
      <style:text-properties fo:font-size="12pt" fo:font-style="normal" style:text-underline-style="none" fo:font-weight="bold" officeooo:rsid="001ec394" officeooo:paragraph-rsid="001ec394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2">
      <style:text-properties fo:font-size="12pt" fo:font-style="italic" style:text-underline-style="none" fo:font-weight="bold" officeooo:rsid="001d6588" officeooo:paragraph-rsid="001d6588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 style:list-style-name="L4">
      <style:paragraph-properties fo:text-align="justify" style:justify-single-word="false"/>
      <style:text-properties fo:font-size="12pt" officeooo:rsid="00597f67" officeooo:paragraph-rsid="001d6588" style:font-size-asian="10.5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dcf24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cf24" style:font-weight-asian="normal" style:font-weight-complex="normal"/>
    </style:style>
    <style:style style:name="T8" style:family="text">
      <style:text-properties fo:font-weight="normal" officeooo:rsid="00228b75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terpréteur Lisp</text:p>
      <text:p text:style-name="P21"/>
      <text:p text:style-name="P20"/>
      <text:p text:style-name="P17">I. Introduction</text:p>
      <text:p text:style-name="P3"/>
      <text:p text:style-name="P7">L’objectif est d’implémenter un interpréteur Lisp en C norme ANSI. </text:p>
      <text:p text:style-name="P7">Pour cela on prend en compte la problématique de la gestion mémoire. On implémente un ramasse-miettes pour comprendre et reproduire la gestion mémoire d’un langage. </text:p>
      <text:p text:style-name="P7">Ensuite on s’intéresse à l’interpréteur et au parseur. </text:p>
      <text:p text:style-name="P8">Pour la compilation on a utilisé un Makefile. </text:p>
      <text:p text:style-name="P4"/>
      <text:p text:style-name="P18">II. Présentation du projet</text:p>
      <text:p text:style-name="P22"/>
      <text:p text:style-name="P23">Technologie et outils utilisés</text:p>
      <text:p text:style-name="P23"/>
      <text:list text:style-name="L1">
        <text:list-item>
          <text:p text:style-name="P28">VSCode en tant que IDE</text:p>
        </text:list-item>
      </text:list>
      <text:p text:style-name="P11"><text:span text:style-name="T1"/></text:p>
      <text:p text:style-name="P11"><text:span text:style-name="T1"/></text:p>
      <text:p text:style-name="P27">Organisation des fichiers</text:p>
      <text:p text:style-name="P11"><text:span text:style-name="T1"/></text:p>
      <text:list text:style-name="L2">
        <text:list-item>
          <text:p text:style-name="P32"><text:span text:style-name="T1">Gestion mémoire :</text:span><text:span text:style-name="T5"> allocateur.c ; memoire.c ; environnement.c</text:span></text:p>
        </text:list-item>
        <text:list-item>
          <text:p text:style-name="P32"><text:span text:style-name="T1">Gestion des éléments : </text:span><text:span text:style-name="T5">types.c ; primitives.c ; erreur.c</text:span></text:p>
        </text:list-item>
        <text:list-item>
          <text:p text:style-name="P32"><text:span text:style-name="T1">Tests :</text:span><text:span text:style-name="T5"> mes_tests.c ; test_environnement.c ; test_types.c ; test_allocateur.c</text:span></text:p>
        </text:list-item>
        <text:list-item>
          <text:p text:style-name="P32"><text:span text:style-name="T1">Interprétation :</text:span><text:span text:style-name="T5"> interpreteur.c </text:span></text:p>
        </text:list-item>
        <text:list-item>
          <text:p text:style-name="P32"><text:span text:style-name="T1">Lancement :</text:span><text:span text:style-name="T5"> main.c ; valisp.c</text:span></text:p>
        </text:list-item>
      </text:list>
      <text:p text:style-name="P11"><text:span text:style-name="T1"/></text:p>
      <text:p text:style-name="P24">Fonctionnalités implémentées</text:p>
      <text:p text:style-name="P5"/>
      <text:list text:style-name="L3">
        <text:list-item>
          <text:p text:style-name="P29">allocateur (malloc/free)</text:p>
        </text:list-item>
        <text:list-item>
          <text:p text:style-name="P29">encodage des données</text:p>
        </text:list-item>
        <text:list-item>
          <text:p text:style-name="P29">traduction d’un texte en données (parseur)</text:p>
        </text:list-item>
        <text:list-item>
          <text:p text:style-name="P29">gestion des variables (environnement)</text:p>
        </text:list-item>
        <text:list-item>
          <text:p text:style-name="P29">fonctions prédéfinies (primitives)</text:p>
        </text:list-item>
        <text:list-item>
          <text:p text:style-name="P29">gestion des erreurs</text:p>
        </text:list-item>
        <text:list-item>
          <text:p text:style-name="P29">ramasse-miettes</text:p>
        </text:list-item>
      </text:list>
      <text:p text:style-name="P12"/>
      <text:p text:style-name="P25">Compilation et exécution</text:p>
      <text:p text:style-name="P6"/>
      <text:list text:style-name="L4">
        <text:list-item>
          <text:p text:style-name="P30">Prérequis <text:span text:style-name="T6">: </text:span><text:span text:style-name="T7">Compilateur gcc</text:span></text:p>
        </text:list-item>
        <text:list-item>
          <text:p text:style-name="P30">Compilation : <text:span text:style-name="T7">commande make </text:span></text:p>
        </text:list-item>
        <text:list-item>
          <text:p text:style-name="P33"><text:span text:style-name="T4">Exécution :</text:span><text:span text:style-name="T2"> </text:span><text:span text:style-name="T3">exécuter le fichier valisp</text:span></text:p>
        </text:list-item>
      </text:list>
      <text:p text:style-name="P16"><text:span text:style-name="T9"/></text:p>
      <text:p text:style-name="P26">Fonctionnalités disponibles</text:p>
      <text:p text:style-name="P9"/>
      <text:list text:style-name="L5">
        <text:list-item>
          <text:p text:style-name="P31">Spéciales <text:span text:style-name="T6">: defvar , setq, if, quote, lambda, macro, eval, apply</text:span></text:p>
        </text:list-item>
        <text:list-item>
          <text:p text:style-name="P31">Primitives :<text:span text:style-name="T6"> + ; - ; </text:span><text:span text:style-name="T8">* ; / ; % ; &lt; ;</text:span></text:p>
        </text:list-item>
      </text:list>
      <text:p text:style-name="P10"/>
      <text:p text:style-name="P13"/>
      <text:p text:style-name="P19">IV. Conclusion et Perspectives</text:p>
      <text:p text:style-name="P14"/>
      <text:p text:style-name="P1">Les objectifs principaux du projets ont été atteints. </text:p>
      <text:p text:style-name="P2">On peut encore améliorer le ramasse-miettes en le rendant dynamique pour éviter certains problèmes comme lorsque le valisp_malloc échoue ou lorsqu’un calcul est trop long ce qui l’amène à échouer pour cause mémoire. </text:p>
      <text:p text:style-name="P2">On peut aussi implémenter les closure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6T11:49:32.426000000</meta:creation-date>
    <dc:date>2025-04-26T13:36:50.859000000</dc:date>
    <meta:editing-duration>PT19M28S</meta:editing-duration>
    <meta:editing-cycles>9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34" meta:word-count="242" meta:character-count="1543" meta:non-whitespace-character-count="1344"/>
  </office:meta>
</office:document-meta>
</file>